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officeooo:rsid="000e17fd" officeooo:paragraph-rsid="00817ef2"/>
    </style:style>
    <style:style style:name="P7" style:family="paragraph" style:parent-style-name="Standard">
      <style:text-properties fo:font-style="normal" officeooo:rsid="0011b78d" officeooo:paragraph-rsid="000e17fd" style:font-style-asian="normal" style:font-style-complex="normal"/>
    </style:style>
    <style:style style:name="P8" style:family="paragraph" style:parent-style-name="Standard">
      <style:text-properties fo:font-style="normal" officeooo:rsid="001395a6" officeooo:paragraph-rsid="001395a6" style:font-style-asian="normal" style:font-style-complex="normal"/>
    </style:style>
    <style:style style:name="P9" style:family="paragraph" style:parent-style-name="Standard">
      <style:text-properties fo:font-style="normal" officeooo:rsid="001395a6" officeooo:paragraph-rsid="0033a831" style:font-style-asian="normal" style:font-style-complex="normal"/>
    </style:style>
    <style:style style:name="P10" style:family="paragraph" style:parent-style-name="Standard">
      <style:text-properties fo:font-style="normal" officeooo:rsid="001395a6" officeooo:paragraph-rsid="00378f83" style:font-style-asian="normal" style:font-style-complex="normal"/>
    </style:style>
    <style:style style:name="P11" style:family="paragraph" style:parent-style-name="Standard">
      <style:text-properties fo:font-style="normal" officeooo:rsid="001395a6" officeooo:paragraph-rsid="0061eb56" style:font-style-asian="normal" style:font-style-complex="normal"/>
    </style:style>
    <style:style style:name="P12" style:family="paragraph" style:parent-style-name="Standard">
      <style:text-properties fo:font-style="normal" officeooo:rsid="0015753f" officeooo:paragraph-rsid="0015753f" style:font-style-asian="normal" style:font-style-complex="normal"/>
    </style:style>
    <style:style style:name="P13" style:family="paragraph" style:parent-style-name="Standard">
      <style:text-properties fo:font-style="normal" officeooo:rsid="0015753f" officeooo:paragraph-rsid="0013d9cf" style:font-style-asian="normal" style:font-style-complex="normal"/>
    </style:style>
    <style:style style:name="P14" style:family="paragraph" style:parent-style-name="Standard">
      <style:text-properties fo:font-style="normal" officeooo:rsid="0019994c" officeooo:paragraph-rsid="0019994c" style:font-style-asian="normal" style:font-style-complex="normal"/>
    </style:style>
    <style:style style:name="P15" style:family="paragraph" style:parent-style-name="Standard">
      <style:text-properties fo:font-style="normal" officeooo:rsid="001f3414" officeooo:paragraph-rsid="001f3414" style:font-style-asian="normal" style:font-style-complex="normal"/>
    </style:style>
    <style:style style:name="P16" style:family="paragraph" style:parent-style-name="Standard">
      <style:text-properties fo:font-style="normal" officeooo:rsid="00209b39" officeooo:paragraph-rsid="00209b39" style:font-style-asian="normal" style:font-style-complex="normal"/>
    </style:style>
    <style:style style:name="P17" style:family="paragraph" style:parent-style-name="Standard">
      <style:text-properties fo:font-style="normal" officeooo:rsid="00209b39" officeooo:paragraph-rsid="0021df01" style:font-style-asian="normal" style:font-style-complex="normal"/>
    </style:style>
    <style:style style:name="P18" style:family="paragraph" style:parent-style-name="Standard">
      <style:text-properties fo:font-style="normal" officeooo:rsid="00232189" officeooo:paragraph-rsid="00232189" style:font-style-asian="normal" style:font-style-complex="normal"/>
    </style:style>
    <style:style style:name="P19" style:family="paragraph" style:parent-style-name="Standard">
      <style:text-properties fo:font-style="normal" officeooo:rsid="0028c790" officeooo:paragraph-rsid="0028c790" style:font-style-asian="normal" style:font-style-complex="normal"/>
    </style:style>
    <style:style style:name="P20" style:family="paragraph" style:parent-style-name="Standard">
      <style:text-properties fo:font-style="normal" officeooo:rsid="0029d36c" officeooo:paragraph-rsid="0029d36c" style:font-style-asian="normal" style:font-style-complex="normal"/>
    </style:style>
    <style:style style:name="P21" style:family="paragraph" style:parent-style-name="Standard">
      <style:text-properties fo:font-style="normal" officeooo:rsid="0029eade" officeooo:paragraph-rsid="0029eade" style:font-style-asian="normal" style:font-style-complex="normal"/>
    </style:style>
    <style:style style:name="P22" style:family="paragraph" style:parent-style-name="Standard">
      <style:text-properties fo:font-style="normal" officeooo:rsid="0029eade" officeooo:paragraph-rsid="006e8f70" style:font-style-asian="normal" style:font-style-complex="normal"/>
    </style:style>
    <style:style style:name="P23" style:family="paragraph" style:parent-style-name="Standard">
      <style:text-properties fo:font-style="normal" officeooo:rsid="002ba96c" officeooo:paragraph-rsid="002ba96c" style:font-style-asian="normal" style:font-style-complex="normal"/>
    </style:style>
    <style:style style:name="P24" style:family="paragraph" style:parent-style-name="Standard">
      <style:text-properties fo:font-style="normal" officeooo:rsid="002bb9d9" officeooo:paragraph-rsid="002bb9d9" style:font-style-asian="normal" style:font-style-complex="normal"/>
    </style:style>
    <style:style style:name="P25" style:family="paragraph" style:parent-style-name="Standard">
      <style:text-properties fo:font-style="normal" officeooo:rsid="002bb9d9" officeooo:paragraph-rsid="00311c85" style:font-style-asian="normal" style:font-style-complex="normal"/>
    </style:style>
    <style:style style:name="P26" style:family="paragraph" style:parent-style-name="Standard">
      <style:text-properties fo:font-style="normal" officeooo:rsid="002cdfd8" officeooo:paragraph-rsid="002cdfd8" style:font-style-asian="normal" style:font-style-complex="normal"/>
    </style:style>
    <style:style style:name="P27" style:family="paragraph" style:parent-style-name="Standard">
      <style:text-properties fo:font-style="normal" officeooo:rsid="002e922a" officeooo:paragraph-rsid="002e922a" style:font-style-asian="normal" style:font-style-complex="normal"/>
    </style:style>
    <style:style style:name="P28" style:family="paragraph" style:parent-style-name="Standard">
      <style:text-properties fo:font-style="normal" officeooo:rsid="00311c85" officeooo:paragraph-rsid="00311c85" style:font-style-asian="normal" style:font-style-complex="normal"/>
    </style:style>
    <style:style style:name="P29" style:family="paragraph" style:parent-style-name="Standard">
      <style:text-properties fo:font-style="normal" officeooo:rsid="0013d9cf" officeooo:paragraph-rsid="0033a831" style:font-style-asian="normal" style:font-style-complex="normal"/>
    </style:style>
    <style:style style:name="P30" style:family="paragraph" style:parent-style-name="Standard">
      <style:text-properties fo:font-style="normal" officeooo:rsid="00378f83" officeooo:paragraph-rsid="00378f83" style:font-style-asian="normal" style:font-style-complex="normal"/>
    </style:style>
    <style:style style:name="P31" style:family="paragraph" style:parent-style-name="Standard">
      <style:text-properties fo:font-style="normal" officeooo:rsid="00101028" officeooo:paragraph-rsid="0034b5e7" style:font-style-asian="normal" style:font-style-complex="normal"/>
    </style:style>
    <style:style style:name="P32" style:family="paragraph" style:parent-style-name="Standard">
      <style:text-properties fo:font-style="normal" officeooo:rsid="00101028" officeooo:paragraph-rsid="006b3add" style:font-style-asian="normal" style:font-style-complex="normal"/>
    </style:style>
    <style:style style:name="P33" style:family="paragraph" style:parent-style-name="Standard">
      <style:text-properties fo:font-style="normal" officeooo:rsid="001374ad" officeooo:paragraph-rsid="003fa6f9" style:font-style-asian="normal" style:font-style-complex="normal"/>
    </style:style>
    <style:style style:name="P34" style:family="paragraph" style:parent-style-name="Standard">
      <style:text-properties fo:font-style="normal" officeooo:rsid="007b8184" officeooo:paragraph-rsid="007b8184" style:font-style-asian="normal" style:font-style-complex="normal"/>
    </style:style>
    <style:style style:name="P35"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6"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7"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8"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39"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1"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2"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3"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4"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5"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6" style:family="paragraph" style:parent-style-name="Standard">
      <style:text-properties fo:font-style="normal" fo:font-weight="normal" officeooo:rsid="007effd1" officeooo:paragraph-rsid="007effd1" style:font-style-asian="normal" style:font-weight-asian="normal" style:font-style-complex="normal" style:font-weight-complex="normal"/>
    </style:style>
    <style:style style:name="P47" style:family="paragraph" style:parent-style-name="Standard">
      <style:text-properties style:font-name="Courier 10 Pitch" fo:font-style="normal" officeooo:rsid="001395a6" officeooo:paragraph-rsid="001395a6" style:font-style-asian="normal" style:font-style-complex="normal"/>
    </style:style>
    <style:style style:name="P48" style:family="paragraph" style:parent-style-name="Standard">
      <style:text-properties style:font-name="Courier 10 Pitch" fo:font-style="normal" officeooo:rsid="00311c85" officeooo:paragraph-rsid="00311c85" style:font-style-asian="normal" style:font-style-complex="normal"/>
    </style:style>
    <style:style style:name="P49" style:family="paragraph" style:parent-style-name="Standard">
      <style:text-properties style:font-name="Courier 10 Pitch" fo:font-style="normal" officeooo:rsid="00378f83" officeooo:paragraph-rsid="00378f83" style:font-style-asian="normal" style:font-style-complex="normal"/>
    </style:style>
    <style:style style:name="P50"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2"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3"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7b7f00" officeooo:paragraph-rsid="00311c85"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63"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4" style:family="paragraph" style:parent-style-name="Standard">
      <style:text-properties officeooo:rsid="001b0835" officeooo:paragraph-rsid="001b0835"/>
    </style:style>
    <style:style style:name="P65" style:family="paragraph" style:parent-style-name="Standard">
      <style:text-properties officeooo:rsid="00101028" officeooo:paragraph-rsid="001b0835"/>
    </style:style>
    <style:style style:name="P66" style:family="paragraph" style:parent-style-name="Standard">
      <style:text-properties officeooo:rsid="0011b78d" officeooo:paragraph-rsid="003fa6f9"/>
    </style:style>
    <style:style style:name="P67" style:family="paragraph" style:parent-style-name="Standard">
      <style:text-properties officeooo:rsid="0011b78d" officeooo:paragraph-rsid="0061eb56"/>
    </style:style>
    <style:style style:name="P68"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fo:font-style="normal" officeooo:rsid="00831fd7" style:font-style-asian="normal" style:font-style-complex="normal"/>
    </style:style>
    <style:style style:name="T29" style:family="text">
      <style:text-properties officeooo:rsid="00101028"/>
    </style:style>
    <style:style style:name="T30" style:family="text">
      <style:text-properties officeooo:rsid="001374ad"/>
    </style:style>
    <style:style style:name="T31" style:family="text">
      <style:text-properties officeooo:rsid="0013d9cf"/>
    </style:style>
    <style:style style:name="T32" style:family="text">
      <style:text-properties officeooo:rsid="001478c3"/>
    </style:style>
    <style:style style:name="T33" style:family="text">
      <style:text-properties officeooo:rsid="001b0835"/>
    </style:style>
    <style:style style:name="T34" style:family="text">
      <style:text-properties officeooo:rsid="00209b39"/>
    </style:style>
    <style:style style:name="T35" style:family="text">
      <style:text-properties fo:font-size="14pt" fo:font-weight="bold" style:font-size-asian="14pt" style:font-weight-asian="bold" style:font-size-complex="14pt" style:font-weight-complex="bold"/>
    </style:style>
    <style:style style:name="T36" style:family="text">
      <style:text-properties officeooo:rsid="0021df01"/>
    </style:style>
    <style:style style:name="T37" style:family="text">
      <style:text-properties officeooo:rsid="0029eade"/>
    </style:style>
    <style:style style:name="T38" style:family="text">
      <style:text-properties officeooo:rsid="002ba96c"/>
    </style:style>
    <style:style style:name="T39" style:family="text">
      <style:text-properties officeooo:rsid="002bb9d9"/>
    </style:style>
    <style:style style:name="T40" style:family="text">
      <style:text-properties officeooo:rsid="002e922a"/>
    </style:style>
    <style:style style:name="T41" style:family="text">
      <style:text-properties officeooo:rsid="00307bfe"/>
    </style:style>
    <style:style style:name="T42" style:family="text">
      <style:text-properties fo:font-weight="normal" officeooo:rsid="00307bfe" style:font-weight-asian="normal" style:font-weight-complex="normal"/>
    </style:style>
    <style:style style:name="T43" style:family="text">
      <style:text-properties fo:font-weight="normal" officeooo:rsid="004e14fe" style:font-weight-asian="normal" style:font-weight-complex="normal"/>
    </style:style>
    <style:style style:name="T44" style:family="text">
      <style:text-properties officeooo:rsid="00311c85"/>
    </style:style>
    <style:style style:name="T45" style:family="text">
      <style:text-properties officeooo:rsid="00325c59"/>
    </style:style>
    <style:style style:name="T46" style:family="text">
      <style:text-properties officeooo:rsid="0033a831"/>
    </style:style>
    <style:style style:name="T47" style:family="text">
      <style:text-properties officeooo:rsid="0034b5e7"/>
    </style:style>
    <style:style style:name="T48" style:family="text">
      <style:text-properties officeooo:rsid="0035bb84"/>
    </style:style>
    <style:style style:name="T49" style:family="text">
      <style:text-properties officeooo:rsid="00378f83"/>
    </style:style>
    <style:style style:name="T50" style:family="text">
      <style:text-properties officeooo:rsid="003afcc6"/>
    </style:style>
    <style:style style:name="T51" style:family="text">
      <style:text-properties officeooo:rsid="003ff05e"/>
    </style:style>
    <style:style style:name="T52" style:family="text">
      <style:text-properties officeooo:rsid="0040dc32"/>
    </style:style>
    <style:style style:name="T53" style:family="text">
      <style:text-properties officeooo:rsid="004779da"/>
    </style:style>
    <style:style style:name="T54" style:family="text">
      <style:text-properties officeooo:rsid="0048c8f9"/>
    </style:style>
    <style:style style:name="T55" style:family="text">
      <style:text-properties officeooo:rsid="0049d097"/>
    </style:style>
    <style:style style:name="T56" style:family="text">
      <style:text-properties officeooo:rsid="004b0d9c"/>
    </style:style>
    <style:style style:name="T57" style:family="text">
      <style:text-properties officeooo:rsid="004badf1"/>
    </style:style>
    <style:style style:name="T58" style:family="text">
      <style:text-properties officeooo:rsid="004baec9"/>
    </style:style>
    <style:style style:name="T59" style:family="text">
      <style:text-properties officeooo:rsid="004c2858"/>
    </style:style>
    <style:style style:name="T60" style:family="text">
      <style:text-properties officeooo:rsid="004c9ef5"/>
    </style:style>
    <style:style style:name="T61" style:family="text">
      <style:text-properties officeooo:rsid="004e14fe"/>
    </style:style>
    <style:style style:name="T62" style:family="text">
      <style:text-properties officeooo:rsid="004f1354"/>
    </style:style>
    <style:style style:name="T63" style:family="text">
      <style:text-properties officeooo:rsid="00546f99"/>
    </style:style>
    <style:style style:name="T64" style:family="text">
      <style:text-properties officeooo:rsid="0056c2de"/>
    </style:style>
    <style:style style:name="T65" style:family="text">
      <style:text-properties officeooo:rsid="0057988e"/>
    </style:style>
    <style:style style:name="T66" style:family="text">
      <style:text-properties officeooo:rsid="0057e249"/>
    </style:style>
    <style:style style:name="T67" style:family="text">
      <style:text-properties officeooo:rsid="005badc6"/>
    </style:style>
    <style:style style:name="T68" style:family="text">
      <style:text-properties officeooo:rsid="005cddf7"/>
    </style:style>
    <style:style style:name="T69" style:family="text">
      <style:text-properties officeooo:rsid="005ebbf5"/>
    </style:style>
    <style:style style:name="T70" style:family="text">
      <style:text-properties officeooo:rsid="0064d570"/>
    </style:style>
    <style:style style:name="T71" style:family="text">
      <style:text-properties officeooo:rsid="00668d82"/>
    </style:style>
    <style:style style:name="T72" style:family="text">
      <style:text-properties officeooo:rsid="0067b41f"/>
    </style:style>
    <style:style style:name="T73" style:family="text">
      <style:text-properties officeooo:rsid="006d562b"/>
    </style:style>
    <style:style style:name="T74" style:family="text">
      <style:text-properties officeooo:rsid="00715a0b"/>
    </style:style>
    <style:style style:name="T75" style:family="text">
      <style:text-properties officeooo:rsid="0071ff32"/>
    </style:style>
    <style:style style:name="T76" style:family="text">
      <style:text-properties officeooo:rsid="00722882"/>
    </style:style>
    <style:style style:name="T77" style:family="text">
      <style:text-properties officeooo:rsid="0078b75c"/>
    </style:style>
    <style:style style:name="T78" style:family="text">
      <style:text-properties officeooo:rsid="007a003e"/>
    </style:style>
    <style:style style:name="T79" style:family="text">
      <style:text-properties officeooo:rsid="007a2026"/>
    </style:style>
    <style:style style:name="T80" style:family="text">
      <style:text-properties officeooo:rsid="007b7f00"/>
    </style:style>
    <style:style style:name="T81" style:family="text">
      <style:text-properties officeooo:rsid="007bdd61"/>
    </style:style>
    <style:style style:name="T82" style:family="text">
      <style:text-properties officeooo:rsid="007c0f60"/>
    </style:style>
    <style:style style:name="T83" style:family="text">
      <style:text-properties officeooo:rsid="007d483e"/>
    </style:style>
    <style:style style:name="T84" style:family="text">
      <style:text-properties officeooo:rsid="007eed38"/>
    </style:style>
    <style:style style:name="T85" style:family="text">
      <style:text-properties officeooo:rsid="007f8f50"/>
    </style:style>
    <style:style style:name="T86" style:family="text">
      <style:text-properties officeooo:rsid="00817ef2"/>
    </style:style>
    <style:style style:name="T87" style:family="text">
      <style:text-properties officeooo:rsid="0081b4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he Short Yoshimi Guide</text:p>
      <text:p text:style-name="P4"/>
      <text:p text:style-name="P2">This guide is intended to get you started making enjoyable sounds without going deeply into each topic. At all times you are encouraged to experiment – you might not get the result<text:span text:style-name="T47">s</text:span> you expect but you won’t do any harm.</text:p>
      <text:p text:style-name="P2"/>
      <text:p text:style-name="P65">When using the mouse the left button is <text:span text:style-name="T79">generally</text:span> used. The right button <text:span text:style-name="T78">is mostly used for setting defaults or initiating MIDI-learn, but is also used for alternative menu operations</text:span>. The <text:span text:style-name="T47">scroll wheel gives fine control of knobs/sliders</text:span>. Like many programs, Yoshimi has multiple routes to get to most major functions, but we will only <text:span text:style-name="T47">describe</text:span> the easiest ones here.</text:p>
      <text:p text:style-name="P2"/>
      <text:p text:style-name="P64">Yoshimi remembers the last placement of most windows and these will re-open at the same location. Also, for some it will remember whether they were open when you last closed <text:span text:style-name="T65">Yoshimi itself</text:span>. The next time you run these will be re-opened.</text:p>
      <text:p text:style-name="P1"/>
      <text:p text:style-name="P1"/>
      <text:p text:style-name="P52">First startup</text:p>
      <text:p text:style-name="P1"/>
      <text:p text:style-name="P6">The very first time you start Yoshimi you will see the main window and alongside this the virtual keyboard. <text:span text:style-name="T86">The main window will also have a small information window overlaying with a couple of recommendations. You will only see this once.</text:span></text:p>
      <text:p text:style-name="P6"/>
      <text:p text:style-name="P6">Clicking on th<text:span text:style-name="T86">e virtual keyboard</text:span> with the mouse should immediately produce sound, although it will be a plain sine-wave. Yoshimi tries to connect to the Jack <text:span text:style-name="T30">audio </text:span>server first, and if it can’t find that it will connect to A<text:span text:style-name="T47">lsa</text:span>. If it can’t find that either, it will still run <text:span text:style-name="T29">(</text:span>with no output) to give you a chance to investigate what went wrong.</text:p>
      <text:p text:style-name="P1"/>
      <text:p text:style-name="P5">If you got Yoshimi from one of the many distributions that carry it, <text:span text:style-name="T77">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2"/>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1"/>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7"/>
      <text:p text:style-name="P66"><text:span text:style-name="T10">At this point you will probably want to connect to a real MIDI keyboard </text:span><text:span text:style-name="T14">(or other source of MIDI).</text:span></text:p>
      <text:p text:style-name="P33"/>
      <text:p text:style-name="P67"><text:span text:style-name="T16">On</text:span><text:span text:style-name="T14"> first time start Yoshimi defaults to </text:span><text:span text:style-name="T28">ALSA </text:span><text:span text:style-name="T14">MIDI</text:span><text:span text:style-name="T10"> </text:span><text:span text:style-name="T14">but if the server is not available, as with audio, it will try </text:span><text:span text:style-name="T28">Jack</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1"/>
      <text:p text:style-name="P47"><text:tab/><text:span text:style-name="T84">aconnect --list</text:span></text:p>
      <text:p text:style-name="P8"/>
      <text:p text:style-name="P10">This will give you a list of all the possible MIDI clie<text:span text:style-name="T31">n</text:span>ts that are available, <text:span text:style-name="T31">and you should recognise your keyboard by its name in quotes. This is <text:s/>followed by a similar line with the available ports.</text:span></text:p>
      <text:p text:style-name="P10"><text:soft-page-break/></text:p>
      <text:p text:style-name="P10">Now is probably a good time to take a quick look at settings. On the top menu bar, click on ‘Yoshimi’ for the drop-down menu and click on the <text:span text:style-name="T45">fifth </text:span><text:s/>item ‘Settings...’</text:p>
      <text:p text:style-name="P9"/>
      <text:p text:style-name="P9"><text:span text:style-name="T39">F</text:span>or the moment, leave the main settings a<text:span text:style-name="T32">n</text:span>d <text:span text:style-name="T51">click on</text:span> ‘Alsa’. Where it says ‘Alsa MIDI Source, <text:span text:style-name="T31">in place of the word “default” </text:span>type what <text:span text:style-name="T46">wa</text:span>s inside the quotes <text:span text:style-name="T31">(but not the quotes themselves).</text:span></text:p>
      <text:p text:style-name="P9"/>
      <text:p text:style-name="P9"><text:span text:style-name="T46">Going back to ‘Main Settings’ the default for </text:span><text:span text:style-name="T4">Internal Buffer Size</text:span><text:span text:style-name="T39"> is actually 256, but if your first-time startup was with Alsa it may be different, typically 1024. If you set it back to 256 then when you save the settings, Alsa will use this size.</text:span></text:p>
      <text:p text:style-name="P9"/>
      <text:p text:style-name="P29"><text:span text:style-name="T66">To fix your changes</text:span> <text:span text:style-name="T46">click on </text:span>‘<text:span text:style-name="T46">Save and Close’ <text:s/>and</text:span> restart Yoshimi for th<text:span text:style-name="T66">e</text:span>s<text:span text:style-name="T66">e </text:span>to take effect. <text:span text:style-name="T46">Your settings are now permanently stored.</text:span></text:p>
      <text:p text:style-name="P13"/>
      <text:p text:style-name="P13"/>
      <text:p text:style-name="P63">Parts and Channels</text:p>
      <text:p text:style-name="P12"/>
      <text:p text:style-name="P12">By default, most MIDI sources use channel 1 and this is the channel that Yoshimi first listens <text:span text:style-name="T48">t</text:span>o <text:span text:style-name="T48">with part 1</text:span>. However, you can select other parts via the ‘Part’ spinbox and/or change the channel it listens to with the ‘MIDI’ spinbox.</text:p>
      <text:p text:style-name="P8"/>
      <text:p text:style-name="P14">If you click on the ‘Mixer Panel’ button you get a new window that is much more convenient for basic control of <text:span text:style-name="T33">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4"/>
      <text:p text:style-name="P15">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5"/>
      <text:p text:style-name="P15">Finally there is the ‘Edit’ button. A mouse cl<text:span text:style-name="T34">ick on this simply makes it the current selected part and synchronises the main window to show this. However using the </text:span><text:span text:style-name="T8">right hand</text:span><text:span text:style-name="T34"> mouse button will actually get you into the sound editors.</text:span></text:p>
      <text:p text:style-name="P15"/>
      <text:p text:style-name="P15"/>
      <text:p text:style-name="P16"><text:span text:style-name="T35">Sound Editors</text:span>.</text:p>
      <text:p text:style-name="P16"/>
      <text:p text:style-name="P16">These can be reached either as mentioned above from the mixer panel or by clicking on the ‘Edit’ button in the main window.</text:p>
      <text:p text:style-name="P16"/>
      <text:p text:style-name="P16">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6"/>
      <text:p text:style-name="P16">These are quite complex and we will not go into detail in this short guide, but do explore <text:span text:style-name="T49">to see </text:span>and hear the things you can do.</text:p>
      <text:p text:style-name="P16"/>
      <text:p text:style-name="P18">Below these there <text:s/><text:span text:style-name="T86">are</text:span> a <text:span text:style-name="T86">pair of </text:span>‘Humanise’ slider, ‘<text:span text:style-name="T86">Detune’ and ‘Velocity’. Detune</text:span> gives a very small random <text:span text:style-name="T86">pitch shift</text:span> to the entire part, <text:span text:style-name="T86">while Velocity gives a random small playing weight change. As well as affecting the apparent volume, it will also modify and velocitiy sensing parts of Yoshimi, such as filters</text:span>.</text:p>
      <text:p text:style-name="P17"/>
      <text:p text:style-name="P17"><text:soft-page-break/>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6">opens</text:span> a new window with all the <text:span text:style-name="T36">effects that can be added to individual parts.</text:span></text:p>
      <text:p text:style-name="P17"/>
      <text:p text:style-name="P53">Effects</text:p>
      <text:p text:style-name="P17"/>
      <text:p text:style-name="P30">These fall into three groups. System, Insertion and Part. Tabs for System and Insertion effects are in the middle of Yoshimi’s main window.</text:p>
      <text:p text:style-name="P30"/>
      <text:p text:style-name="P30">System effects apply to the entire output sound, but the amount fed to them is decided per part by the <text:span text:style-name="T1">System Effect Sends</text:span> <text:span text:style-name="T53">that are near</text:span> the bottom right of the main window.</text:p>
      <text:p text:style-name="P30"/>
      <text:p text:style-name="P30">Insertion effects can be applied to any one part, or the main output. This is in addition to whatever other System or Part effects may have been applied.</text:p>
      <text:p text:style-name="P30"/>
      <text:p text:style-name="P30">Part effects only apply to an individual part, as accessed from the group editor (described above).</text:p>
      <text:p text:style-name="P30"/>
      <text:p text:style-name="P30">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7"/>
      <text:p text:style-name="P54">Controllers</text:p>
      <text:p text:style-name="P19"/>
      <text:p text:style-name="P19">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9"/>
      <text:p text:style-name="P19">Controller settings are per part, so what you set on channel 4 (say) will have no effect on any other<text:span text:style-name="T49">s.</text:span></text:p>
      <text:p text:style-name="P19"/>
      <text:p text:style-name="P56">Scales</text:p>
      <text:p text:style-name="P23"/>
      <text:p text:style-name="P30">Probably of less interest to most users is the ability to set unique micro-tonal scales. The first item in the top menu bar ‘Scales’ will show th<text:span text:style-name="T54">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3">tunings</text:span> and keyboard mappings.</text:p>
      <text:p text:style-name="P19"/>
      <text:p text:style-name="P19"/>
      <text:p text:style-name="P55">Saving Work</text:p>
      <text:p text:style-name="P20"/>
      <text:p text:style-name="P30">Saving can only be done in <text:span text:style-name="T76">the </text:span>normal user areas <text:span text:style-name="T76">of your file system</text:span>, so it is a good idea to copy the default banks to your home directory. Depending on how Yoshimi was installed, <text:span text:style-name="T55">banks</text:span> <text:span text:style-name="T70">may</text:span> be <text:span text:style-name="T50">in either</text:span> of the following:</text:p>
      <text:p text:style-name="P49"><text:tab/>/usr/share/yoshimi </text:p>
      <text:p text:style-name="P49"><text:tab/>/usr/local/share/yoshimi</text:p>
      <text:p text:style-name="P30"/>
      <text:p text:style-name="P30">Use your normal file system commands to <text:span text:style-name="T55">copy these</text:span>, then click on Yoshimi’s top menu bar ‘Paths’, selecting ‘Bank Root Dirs’ then <text:span text:style-name="T70">in the new window </text:span>‘Add root directory’. This will open a filer window for you to pick up <text:span text:style-name="T50">and include </text:span>the new set of banks. You can then click on the new <text:span text:style-name="T1">root</text:span> directory and make it the current one. In future the bank and instrument files will all be taken from there, <text:span text:style-name="T50">so</text:span> you can then add to these or change them while still keeping the originals intact.</text:p>
      <text:p text:style-name="P30"/>
      <text:p text:style-name="P59"><text:soft-page-break/>Instruments</text:p>
      <text:p text:style-name="P20"/>
      <text:p text:style-name="P20">If you de<text:span text:style-name="T56">s</text:span>i<text:span text:style-name="T56">g</text:span>n <text:span text:style-name="T63">a </text:span>new instrument then obviously you will want to save <text:span text:style-name="T63">it</text:span> – although first you should give <text:span text:style-name="T63">it</text:span> a new name. To do this, in the main window click on the name field with the <text:s/><text:span text:style-name="T1">right hand</text:span> mouse button and you will be presented with an editing window.</text:p>
      <text:p text:style-name="P20"/>
      <text:p text:style-name="P20">Once you have the name set <text:s/>you should decide whether you want to save <text:span text:style-name="T63">the instrument</text:span> as <text:span text:style-name="T37">a separate entity or place it in one of the banks for easy reference and MIDI access.</text:span></text:p>
      <text:p text:style-name="P20"/>
      <text:p text:style-name="P21">To save it externally click on the top menu bar ‘Instruments’ then ‘Save External...’ and you will usually be offered the name you gave it, <text:span text:style-name="T71">placed </text:span>in your home directory. You can change this if you want to, but when re-loaded it will always be recognised by it’s internal name, not the filename.</text:p>
      <text:p text:style-name="P21">To save in one of the instrument banks, open the bank you want to save to, click on the ‘SAVE’ button, then on the slot <text:span text:style-name="T57">where you</text:span> want <text:span text:style-name="T57">your new instrument placed</text:span>.</text:p>
      <text:p text:style-name="P21"/>
      <text:p text:style-name="P21">What you have saved will <text:span text:style-name="T67">be</text:span> the definition of all the engines, and the kit (if used). This won’t include <text:s/>humanise <text:span text:style-name="T87">controls </text:span>as th<text:span text:style-name="T87">ey</text:span> belong to the part itself, not the instruments you load into it.</text:p>
      <text:p text:style-name="P62"/>
      <text:p text:style-name="P62"/>
      <text:p text:style-name="P62">Patch Sets</text:p>
      <text:p text:style-name="P21"/>
      <text:p text:style-name="P22">These are a more complete structure and include all instrument<text:span text:style-name="T58">s</text:span> in all parts, regardless of whether the parts are active on not. <text:span text:style-name="T38">They</text:span> also include part controllers, and <text:span text:style-name="T9">all</text:span> effects, along with volume, key shift/range etc. <text:span text:style-name="T44">Additionally they include any scale changes you have made. From version 1.4.1 this also includes any Vectors that have been set up.</text:span></text:p>
      <text:p text:style-name="P20"/>
      <text:p text:style-name="P23">These are saved via the top menu ‘Patch Sets’ and you can save with whatever name you like. As soon as you do, you will notice that ‘Recent Sets...’ has now been activated, so you can quickly re-fetch this, and any other ones you manage.</text:p>
      <text:p text:style-name="P23"/>
      <text:p text:style-name="P23"/>
      <text:p text:style-name="P57">State</text:p>
      <text:p text:style-name="P24"/>
      <text:p text:style-name="P25">The entire state of Yoshimi can also be saved. This includes all of the above, along with all your settings preferences. <text:span text:style-name="T44">By default it will be saved in:</text:span></text:p>
      <text:p text:style-name="P48"><text:tab/>/home/{user}/.config/yoshimi/yoshimi.state</text:p>
      <text:p text:style-name="P48"/>
      <text:p text:style-name="P28">However, you can actually save different states <text:s/>wherever you like, and <text:span text:style-name="T68">(</text:span>like patch sets<text:span text:style-name="T68">)</text:span> a recent history list will be set up. <text:span text:style-name="T73">From version 1.4.1 s</text:span>tates <text:span text:style-name="T73">now</text:span> include Vectors.</text:p>
      <text:p text:style-name="P16"/>
      <text:p text:style-name="P16"/>
      <text:p text:style-name="P58">Vectors</text:p>
      <text:p text:style-name="P26"/>
      <text:p text:style-name="P26">This is a feature that allows you to <text:span text:style-name="T40">control up to four parts as a group via a MIDI joystick, or other two axis controller. The parts are arranged in columns rather than the familiar row of 1 to 16. However, managing these groups is done as a MIDI </text:span><text:span text:style-name="T5">base</text:span><text:span text:style-name="T40"> channel and parallels up to 4 parts per channel. So in theory you could have 16 of these defined.</text:span></text:p>
      <text:p text:style-name="P27"/>
      <text:p text:style-name="P27">This <text:span text:style-name="T74">has </text:span>its own button <text:span text:style-name="T74">near the top of the main window, and</text:span> opens a new 'Vectors' window. Initially most of this is deactivated, but the base channel can already be set to <text:span text:style-name="T41">the</text:span> <text:span text:style-name="T41">incoming</text:span> channel (and part 'column') you want to respond to.</text:p>
      <text:p text:style-name="P27"/>
      <text:p text:style-name="P27"/>
      <text:p text:style-name="P27"/>
      <text:p text:style-name="P34"><text:soft-page-break/><text:span text:style-name="T82">Vectors</text:span> use C<text:span text:style-name="T82">C</text:span>s (Continuous Controllers) <text:span text:style-name="T82">to make the actual changes, one for each axis.</text:span></text:p>
      <text:p text:style-name="P27">As soon as you set an incoming X CC, the rest of the X controls become active, as well as the Y CC spin<text:span text:style-name="T59">box</text:span>. Also, Yoshimi will be set for 32 parts if it is currently 16, and the requ<text:span text:style-name="T41">i</text:span>red ones will be enabled and checked to ensure th<text:span text:style-name="T41">ey</text:span> are set to the base channel.</text:p>
      <text:p text:style-name="P27"/>
      <text:p text:style-name="P27">The two instrument <text:span text:style-name="T60">name </text:span>panels behave in the same way as the main parts one, in that clicking on th<text:span text:style-name="T61">em</text:span> brings up the instrument selection window, <text:span text:style-name="T41">and the </text:span><text:span text:style-name="T6">features</text:span><text:span text:style-name="T42"> determine what act</text:span><text:span text:style-name="T43">ion</text:span><text:span text:style-name="T42"> will be taken when the value of the incoming CC is changed.</text:span></text:p>
      <text:p text:style-name="P35"/>
      <text:p text:style-name="P36">The Y axis is similar, and if activated, Yoshimi will be set for 64 parts.</text:p>
      <text:p text:style-name="P36"/>
      <text:p text:style-name="P37">All changes made are immediately effective, but disabling them will not disable the underlying instruments, nor will it lower the number of available parts. This is done to protect other elements that may have already been been set up.</text:p>
      <text:p text:style-name="P37"/>
      <text:p text:style-name="P37">The <text:span text:style-name="T1">options</text:span> menu allows you to load and save complete vector sets, and 'save' will double check that you have a valid set! Recent vector sets can be re-fetched in the same wa<text:span text:style-name="T52">y</text:span> as patch sets, scales and states. <text:span text:style-name="T69">E</text:span>ither loading or saving a vector set will write its name in the small panel alongside the 'Close' button.</text:p>
      <text:p text:style-name="P61"/>
      <text:p text:style-name="P60"/>
      <text:p text:style-name="P60">Midi Learn</text:p>
      <text:p text:style-name="P41"/>
      <text:p text:style-name="P44">This is a fairly <text:span text:style-name="T83">new </text:span>feature in Yoshimi, and enables you to ‘teach’ <text:s/>it to respond to MIDI CC messages .</text:p>
      <text:p text:style-name="P44"/>
      <text:p text:style-name="P44">To learn, hold Ctrl while right-clicking on any GUI control. There will be a pop-up window detailing the control you selected, or a message saying it's not learnable.</text:p>
      <text:p text:style-name="P44"/>
      <text:p text:style-name="P44">After that, if you were learning, the first physical controller you move, or CC message you send will be locked, and you'll see the GUI knob or slider move in sympathy with the physical control. The pop-up window will also disappear.</text:p>
      <text:p text:style-name="P44"/>
      <text:p text:style-name="P44">If you now use the 'Yoshimi' drop-down menu and click on 'MIDI Learn' you will see a new window displaying your recently learned controller. Along with a number of settings, you'll see text with precise details of this complete action.</text:p>
      <text:p text:style-name="P44"/>
      <text:p text:style-name="P44">There is also an 'activity' LED that flickers when the associated CC/channel is received, provided the line is not muted, or blocked by an earlier one.</text:p>
      <text:p text:style-name="P44"/>
      <text:p text:style-name="P45">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4"/>
      <text:p text:style-name="P38"/>
      <text:p text:style-name="P38"/>
      <text:p text:style-name="P59">Other forms of Access</text:p>
      <text:p text:style-name="P39"/>
      <text:p text:style-name="P39">Yoshimi can also be started from the command line in a terminal window. Simply type in ‘yoshimi’ and you will be presented with a prompt ‘yoshimi &gt;’. Typing in ‘?’ will give you a help list <text:span text:style-name="T72">with minimum abbreviations capitalised.</text:span></text:p>
      <text:p text:style-name="P39"/>
      <text:p text:style-name="P39">This mode of access gives you all the major features, but currently none of the editors. <text:span text:style-name="T74">This means</text:span> Yoshimi is quite usable, but not <text:span text:style-name="T62">yet </text:span>editable <text:span text:style-name="T62">from </text:span>here.</text:p>
      <text:p text:style-name="P39"/>
      <text:p text:style-name="P39">As well as normal MIDI CCs, program changes etc. very many settings can be changed via Non Registered Parameter Numbers (NRPN).</text:p>
      <text:p text:style-name="P59"><text:soft-page-break/>Further Information</text:p>
      <text:p text:style-name="P39"/>
      <text:p text:style-name="P39"><text:span text:style-name="T81">Depending on how Yoshimi was installed, o</text:span>ne of the following locations will give you a lot of detailed information, mostly in the form of plain text files:</text:p>
      <text:p text:style-name="P50"><text:tab/>/usr/share/doc/yoshimi</text:p>
      <text:p text:style-name="P50"><text:tab/>/usr/local/share/doc/yoshimi</text:p>
      <text:p text:style-name="P39"/>
      <text:p text:style-name="P40">Also a very <text:span text:style-name="T64">detailed</text:span> <text:span text:style-name="T81">and advanced </text:span>user manual is being built up by Chris at:</text:p>
      <text:p text:style-name="P40"><text:s/><text:tab/><text:a xlink:type="simple" xlink:href="https://github.com/ahlstromcj/yoshimi-doc" text:style-name="Internet_20_link" text:visited-style-name="Visited_20_Internet_20_Link">https://github.com/ahlstromcj/yoshimi-doc</text:a></text:p>
      <text:p text:style-name="P40"/>
      <text:p text:style-name="P46">Since Version 1.5.6 this has been included <text:span text:style-name="T85">in Yoshimi itself and can be found in the Yoshimi drop-down menu.</text:span></text:p>
      <text:p text:style-name="P39"/>
      <text:p text:style-name="P42">The Yoshimi support list <text:span text:style-name="T75">archive is at: </text:span><text:a xlink:type="simple" xlink:href="https://www.freelists.org/archive/yoshimi" text:style-name="Internet_20_link" text:visited-style-name="Visited_20_Internet_20_Link"><text:span text:style-name="T75">https://www.freelists.org/archive/yoshimi</text:span></text:a></text:p>
      <text:p text:style-name="P42"/>
      <text:p text:style-name="P43">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3"/>
      <text:p text:style-name="P43"/>
      <text:p text:style-name="P39"/>
      <text:p text:style-name="P68">Copyright © 201<text:span text:style-name="T80">7-2019</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21-02-14T17:00:13.670586489</dc:date>
    <meta:editing-duration>PT5H8M14S</meta:editing-duration>
    <meta:editing-cycles>86</meta:editing-cycles>
    <meta:generator>LibreOffice/6.1.5.2$Linux_X86_64 LibreOffice_project/10$Build-2</meta:generator>
    <meta:document-statistic meta:table-count="0" meta:image-count="0" meta:object-count="0" meta:page-count="6" meta:paragraph-count="88" meta:word-count="2758" meta:character-count="15520" meta:non-whitespace-character-count="12825"/>
  </office:meta>
</office:document-meta>
</file>